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9193470490766204797"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381206373025933965"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2124632852944699494"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5248388770433358374"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929312003411821125"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6092329667386947672"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4447617247983660680"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3649735128918501084"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29529897" text:continue-list="list4447617247983660680"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815079956025638561"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9505063"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9511143"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29524239"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29536211"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9516936"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770266970278180245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7005003790528869434"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176596310632076821"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9521565"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733612297014729244"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200690345669824603"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758520505884413091" text:style-name="L15">
        <text:list-item>
          <text:list>
            <text:list-header>
              <text:p text:style-name="P183">1.5 miles averaging about 9:40/mile and rest 1 min</text:p>
            </text:list-header>
          </text:list>
        </text:list-item>
      </text:list>
      <text:p text:style-name="P24">1 mile in 8:26 and rest 2 min</text:p>
      <text:list xml:id="list6045844909643293444"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471552446327200732"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9530256"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4221126009966418083"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172351626345237463"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8712274511908210305"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29505326" text:continue-list="list5172351626345237463" text:style-name="L19">
        <text:list-item>
          <text:list>
            <text:list-header>
              <text:p text:style-name="P187">(Pace*HR)=1240</text:p>
            </text:list-header>
          </text:list>
        </text:list-item>
      </text:list>
      <text:list xml:id="list29519635" text:continue-list="list4221126009966418083" text:style-name="L18">
        <text:list-item>
          <text:list>
            <text:list-header>
              <text:p text:style-name="P186">2 miles at 10:46/mile Ave HR= 121 bpm and rest a few minutes</text:p>
            </text:list-header>
          </text:list>
        </text:list-item>
      </text:list>
      <text:list xml:id="list29518361" text:continue-list="list29505326"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29505308"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086980925857346806"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959026899568953172"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394606981050957448"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8047694884577864853"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65747945660229385"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9061971232686701312"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29516638"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9523195"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33304596976095446"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465530643742129832"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072410030230155879"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074903648520770842"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729293914919775208"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130240060214988538" text:style-name="L32">
        <text:list-item>
          <text:list>
            <text:list-header>
              <text:p text:style-name="P197">0.25 miles in 2:54</text:p>
              <text:p text:style-name="P197">1 mile in 9:21 going faster as I ran and ending at around 8:30 pace</text:p>
            </text:list-header>
          </text:list>
        </text:list-item>
      </text:list>
      <text:list xml:id="list8381128908145140063"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108646081280288451"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999201528585249738"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194575390119414395"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089786557638406280"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text:soft-page-break/>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900744041036505099"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text:soft-page-break/>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text:soft-page-break/></text:p>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16T09:26:41.82</dc:date>
    <dc:creator>James Lombardi</dc:creator>
    <meta:editing-duration>P28DT1H18M34S</meta:editing-duration>
    <meta:editing-cycles>2064</meta:editing-cycles>
    <meta:generator>OpenOffice/4.1.2$Win32 OpenOffice.org_project/412m3$Build-9782</meta:generator>
    <meta:document-statistic meta:table-count="0" meta:image-count="9" meta:object-count="0" meta:page-count="205" meta:paragraph-count="5954" meta:word-count="64473" meta:character-count="330304"/>
  </office:meta>
</office:document-meta>
</file>